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MY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zrul Rahim</meta:initial-creator>
    <meta:creation-date>2008-11-04T18:20:14.36</meta:creation-date>
    <meta:document-statistic meta:object-count="0"/>
    <meta:generator>OpenOffice.org/3.0$Win32 OpenOffice.org_project/300m9$Build-9358</meta:generator>
  </office:meta>
</office:document-meta>
</file>